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69e06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d46b0" style:font-name-asian="Symbol1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e4674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69e06" style:font-name-asian="Symbol1" style:font-size-asian="12pt" style:font-name-complex="Times New Roman1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d46b0" style:font-name-asian="Symbol1" style:font-size-asian="12pt" style:font-name-complex="Times New Roman1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430a4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4768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647688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6e4674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669e06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669e06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669e06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31d8" officeooo:paragraph-rsid="00669e06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69e06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e4674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69e06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e4674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669e06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69e06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69e06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d46b0" style:font-size-asian="12pt" style:font-size-complex="12pt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e4674" style:font-size-asian="12pt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69e06" style:font-size-asian="12pt" style:font-name-complex="Times New Roman1" style:font-size-complex="12pt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d46b0" style:font-size-asian="12pt" style:font-name-complex="Times New Roman1" style:font-size-complex="12pt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669e06" style:font-size-asian="12pt" style:font-name-complex="Times New Roman1" style:font-size-complex="12pt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6d46b0" style:font-size-asian="12pt" style:font-name-complex="Times New Roman1" style:font-size-complex="12pt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69e06" style:font-size-asian="12pt" style:font-size-complex="12pt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e4674" style:font-size-asian="12pt" style:font-size-complex="12pt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669e06" style:font-size-asian="12pt" style:font-size-complex="12pt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6d46b0" style:font-size-asian="12pt" style:font-size-complex="12pt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669e06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6e4674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69e06" style:font-size-asian="12pt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669e06" style:font-size-asian="12pt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669e06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6e4674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2931d8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30a17e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super 58%" style:font-name="Times New Roman" fo:font-size="12pt" fo:letter-spacing="normal" fo:language="uk" fo:country="UA" fo:font-style="normal" style:text-underline-style="none" fo:font-weight="normal" officeooo:rsid="001d2bcb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position="0% 100%" style:font-name="Times New Roman" fo:font-size="12pt" fo:language="uk" fo:country="UA" fo:font-style="normal" officeooo:paragraph-rsid="006d46b0" style:font-size-asian="12pt" style:font-style-asian="normal" style:font-size-complex="12pt" style:font-style-complex="normal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fo:font-style="normal" officeooo:paragraph-rsid="00647688" style:font-size-asian="12pt" style:font-style-asian="normal" style:font-size-complex="12pt" style:font-style-complex="normal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d46b0" style:font-size-asian="12pt" style:font-name-complex="Times New Roman1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officeooo:paragraph-rsid="00669e06" style:font-size-asian="12pt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officeooo:paragraph-rsid="006d46b0" style:font-size-asian="12pt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69e06" style:font-size-asian="12pt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fbc61" style:font-size-asian="12pt" style:font-size-complex="12pt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e4674" style:font-size-asian="12pt" style:font-size-complex="12pt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6e4674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d2761" style:font-size-asian="12pt" style:font-name-complex="Times New Roman1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d46b0" style:font-size-asian="12pt" style:font-name-complex="Times New Roman1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69e06" style:font-size-asian="12pt" style:font-size-complex="12pt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69e06" style:font-name-asian="Symbol1" style:font-size-asian="12pt" style:font-name-complex="Times New Roman1" style:font-size-complex="12pt" style:language-complex="ar" style:country-complex="SA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ed947" officeooo:paragraph-rsid="00669e06" style:font-name-asian="Symbol1" style:font-size-asian="12pt" style:font-name-complex="Times New Roman" style:font-size-complex="12pt" style:language-complex="ar" style:country-complex="SA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96ff8" officeooo:paragraph-rsid="00669e06" style:font-name-asian="Symbol1" style:font-size-asian="12pt" style:font-name-complex="Times New Roman1" style:font-size-complex="12pt" style:language-complex="ar" style:country-complex="SA"/>
    </style:style>
    <style:style style:name="P5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etter-spacing="-0.0063in" fo:language="uk" fo:country="UA" officeooo:rsid="0015a3a6" officeooo:paragraph-rsid="00669e06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etter-spacing="-0.0063in" fo:language="uk" fo:country="UA" officeooo:rsid="0015a3a6" officeooo:paragraph-rsid="006d46b0" style:font-name-asian="Symbol1" style:font-size-asian="12pt" style:font-name-complex="Times New Roman" style:font-size-complex="12pt" style:language-complex="ar" style:country-complex="SA"/>
    </style:style>
    <style:style style:name="P5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32bf41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6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69e0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61" style:family="paragraph" style:parent-style-name="Standard" style:master-pag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6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63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21e03" officeooo:paragraph-rsid="00669e06" style:font-name-asian="Symbol1" style:font-size-asian="12pt" style:font-name-complex="Times New Roman1" style:font-size-complex="12pt" style:language-complex="ar" style:country-complex="SA"/>
    </style:style>
    <style:style style:name="P64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21e03" officeooo:paragraph-rsid="006d46b0" style:font-name-asian="Symbol1" style:font-size-asian="12pt" style:font-name-complex="Times New Roman1" style:font-size-complex="12pt" style:language-complex="ar" style:country-complex="SA"/>
    </style:style>
    <style:style style:name="T1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sub 58%" fo:language="uk" fo:country="UA" style:text-underline-style="none" officeooo:rsid="0072ad5d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sub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4" style:family="text">
      <style:text-properties style:use-window-font-color="true" style:text-position="sub 58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5" style:family="text">
      <style:text-properties style:use-window-font-color="true" style:text-position="sub 58%" fo:language="uk" fo:country="UA" officeooo:rsid="00296ff8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7" style:family="text">
      <style:text-properties style:use-window-font-color="true" style:text-position="sub 58%" fo:language="uk" fo:country="UA" officeooo:rsid="00680da6" style:font-name-asian="Symbol1" style:font-name-complex="Times New Roman1" style:language-complex="ar" style:country-complex="SA"/>
    </style:style>
    <style:style style:name="T8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super 58%" fo:language="uk" fo:country="UA" officeooo:rsid="0069a763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super 58%" fo:language="uk" fo:country="UA" officeooo:rsid="006ecc8d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super 58%" fo:language="uk" fo:country="UA" officeooo:rsid="006677f0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super 58%" fo:language="uk" fo:country="UA" officeooo:rsid="00669e06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super 58%" fo:language="uk" fo:country="UA" officeooo:rsid="002ba942" style:font-name-asian="Symbol1" style:font-name-complex="Times New Roman" style:language-complex="ar" style:country-complex="SA"/>
    </style:style>
    <style:style style:name="T22" style:family="text">
      <style:text-properties style:use-window-font-color="true" fo:language="uk" fo:country="UA" style:text-underline-style="none" officeooo:rsid="0015a3a6" style:font-name-asian="Symbol1" style:font-name-complex="Times New Roman" style:language-complex="ar" style:country-complex="SA"/>
    </style:style>
    <style:style style:name="T23" style:family="text">
      <style:text-properties style:use-window-font-color="true" fo:language="uk" fo:country="UA" style:text-underline-style="none" officeooo:rsid="00748223" style:font-name-asian="Symbol1" style:font-name-complex="Times New Roman" style:language-complex="ar" style:country-complex="SA"/>
    </style:style>
    <style:style style:name="T24" style:family="text">
      <style:text-properties style:use-window-font-color="true" fo:language="uk" fo:country="UA" style:text-underline-style="none" officeooo:rsid="006c70a6" style:font-name-asian="Symbol1" style:font-name-complex="Times New Roman" style:language-complex="ar" style:country-complex="SA"/>
    </style:style>
    <style:style style:name="T25" style:family="text">
      <style:text-properties style:use-window-font-color="true" fo:language="uk" fo:country="UA" style:text-underline-style="none" officeooo:rsid="0072ad5d" style:font-name-asian="Symbol1" style:font-name-complex="Times New Roman" style:language-complex="ar" style:country-complex="SA"/>
    </style:style>
    <style:style style:name="T26" style:family="text">
      <style:text-properties style:use-window-font-color="true" fo:language="uk" fo:country="UA" fo:font-style="normal" style:text-underline-style="none" officeooo:rsid="00748223" style:font-name-asian="Symbol1" style:font-style-asian="normal" style:font-name-complex="Times New Roman" style:language-complex="ar" style:country-complex="SA" style:font-style-complex="normal"/>
    </style:style>
    <style:style style:name="T27" style:family="text">
      <style:text-properties style:use-window-font-color="true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28" style:family="text">
      <style:text-properties style:use-window-font-color="true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29" style:family="text">
      <style:text-properties style:use-window-font-color="true" fo:language="uk" fo:country="UA" fo:font-style="normal" style:text-underline-style="none" officeooo:rsid="006c70a6" style:font-name-asian="Symbol1" style:font-style-asian="normal" style:font-name-complex="Times New Roman" style:language-complex="ar" style:country-complex="SA" style:font-style-complex="normal"/>
    </style:style>
    <style:style style:name="T30" style:family="text">
      <style:text-properties style:use-window-font-color="true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31" style:family="text">
      <style:text-properties style:use-window-font-color="true" fo:language="uk" fo:country="UA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32" style:family="text">
      <style:text-properties style:use-window-font-color="true" fo:language="uk" fo:country="UA" fo:font-style="italic" style:text-underline-style="none" officeooo:rsid="0072ad5d" style:font-name-asian="Symbol1" style:font-style-asian="italic" style:font-name-complex="Times New Roman" style:language-complex="ar" style:country-complex="SA" style:font-style-complex="normal"/>
    </style:style>
    <style:style style:name="T33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line-through-style="none" style:text-line-through-type="none" style:text-position="0% 100%" fo:language="uk" fo:country="UA" officeooo:rsid="0066ffff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line-through-style="none" style:text-line-through-type="none" style:text-position="0% 100%" fo:language="uk" fo:country="UA" officeooo:rsid="006d46b0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line-through-style="none" style:text-line-through-type="none" style:text-position="0% 100%" fo:language="uk" fo:country="UA" officeooo:rsid="006ebd77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line-through-style="none" style:text-line-through-type="none" style:text-position="0% 100%" fo:language="uk" fo:country="UA" officeooo:rsid="00669e06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1" style:language-complex="ar" style:country-complex="SA"/>
    </style:style>
    <style:style style:name="T43" style:family="text">
      <style:text-properties style:use-window-font-color="true" style:text-line-through-style="none" style:text-line-through-type="non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line-through-style="none" style:text-line-through-type="none" style:text-position="0% 100%" style:font-name="Times New Roman" fo:language="uk" fo:country="UA" officeooo:rsid="00680da6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line-through-style="none" style:text-line-through-type="none" style:text-position="0% 100%" style:font-name="Times New Roman" fo:language="uk" fo:country="UA" officeooo:rsid="006b8d62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line-through-style="none" style:text-line-through-type="none" style:text-position="0% 100%" style:font-name="Times New Roman" fo:language="uk" fo:country="UA" officeooo:rsid="00659a53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line-through-style="none" style:text-line-through-type="none" style:text-position="0% 100%" style:font-name="Times New Roman" fo:language="uk" fo:country="UA" officeooo:rsid="007085cc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line-through-style="none" style:text-line-through-type="none" style:text-position="0% 100%" style:font-name="Times New Roman" fo:language="uk" fo:country="UA" officeooo:rsid="006677f0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line-through-style="none" style:text-line-through-type="none" style:text-position="0% 100%" style:font-name="Times New Roman" fo:language="uk" fo:country="UA" officeooo:rsid="001d2bcb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line-through-style="none" style:text-line-through-type="none" style:text-position="0% 100%" style:font-name="Times New Roman" fo:language="uk" fo:country="UA" officeooo:rsid="006cd73b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line-through-style="none" style:text-line-through-type="none" style:text-position="0% 100%" style:font-name="Times New Roman" fo:language="uk" fo:country="UA" officeooo:rsid="0066ffff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line-through-style="none" style:text-line-through-type="none" style:text-position="0% 100%" style:font-name="Times New Roman" fo:language="uk" fo:country="UA" officeooo:rsid="006d46b0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56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6ffff" style:font-name-asian="Symbol1" style:font-size-asian="12pt" style:font-name-complex="Times New Roman" style:font-size-complex="12pt" style:language-complex="ar" style:country-complex="SA"/>
    </style:style>
    <style:style style:name="T57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d46b0" style:font-name-asian="Symbol1" style:font-size-asian="12pt" style:font-name-complex="Times New Roman" style:font-size-complex="12pt" style:language-complex="ar" style:country-complex="SA"/>
    </style:style>
    <style:style style:name="T58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23806" style:font-name-asian="Symbol1" style:font-size-asian="12pt" style:font-name-complex="Times New Roman" style:font-size-complex="12pt" style:language-complex="ar" style:country-complex="SA"/>
    </style:style>
    <style:style style:name="T59" style:family="text">
      <style:text-properties style:use-window-font-color="true" style:text-line-through-style="none" style:text-line-through-type="none" style:text-position="0% 100%" fo:language="en" fo:country="US" officeooo:rsid="00296ff8" style:font-name-asian="Symbol1" style:font-name-complex="Times New Roman1" style:language-complex="ar" style:country-complex="SA"/>
    </style:style>
    <style:style style:name="T60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font-name-complex="Times New Roman1" style:language-complex="ar" style:country-complex="SA"/>
    </style:style>
    <style:style style:name="T63" style:family="text">
      <style:text-properties style:use-window-font-color="true" style:text-line-through-style="none" style:text-line-through-type="none" style:text-position="sub 58%" fo:language="uk" fo:country="UA" officeooo:rsid="00296ff8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officeooo:rsid="0069a763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0% 100%" officeooo:rsid="006ebd77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0% 100%" officeooo:rsid="00682912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0% 100%" officeooo:rsid="00669e06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0% 100%" fo:language="uk" fo:country="UA" officeooo:rsid="0069a763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0% 100%" fo:language="uk" fo:country="UA" officeooo:rsid="006ebd77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0% 100%" fo:language="uk" fo:country="UA" officeooo:rsid="006677f0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85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87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88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89" style:family="text">
      <style:text-properties style:use-window-font-color="true" style:text-position="0% 100%" fo:language="uk" fo:country="UA" officeooo:rsid="00352ed0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position="0% 100%" fo:language="uk" fo:country="UA" officeooo:rsid="002ccde7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position="0% 100%" fo:language="uk" fo:country="UA" officeooo:rsid="002e8816" style:font-name-asian="Symbol1" style:font-name-complex="Times New Roman" style:language-complex="ar" style:country-complex="SA"/>
    </style:style>
    <style:style style:name="T93" style:family="text">
      <style:text-properties style:use-window-font-color="true" style:text-position="0% 100%" fo:language="uk" fo:country="UA" officeooo:rsid="00669e06" style:font-name-asian="Symbol1" style:font-name-complex="Times New Roman" style:language-complex="ar" style:country-complex="SA"/>
    </style:style>
    <style:style style:name="T94" style:family="text">
      <style:text-properties style:use-window-font-color="true" style:text-position="0% 100%" fo:language="uk" fo:country="UA" officeooo:rsid="0066ffff" style:font-name-asian="Symbol1" style:font-name-complex="Times New Roman" style:language-complex="ar" style:country-complex="SA"/>
    </style:style>
    <style:style style:name="T95" style:family="text">
      <style:text-properties style:use-window-font-color="true" style:text-position="0% 100%" fo:language="uk" fo:country="UA" officeooo:rsid="002ba942" style:font-name-asian="Symbol1" style:font-name-complex="Times New Roman" style:language-complex="ar" style:country-complex="SA"/>
    </style:style>
    <style:style style:name="T96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97" style:family="text">
      <style:text-properties style:use-window-font-color="true" style:text-position="0% 100%" fo:language="uk" fo:country="UA" officeooo:rsid="0066ffff" style:font-name-asian="Symbol1" style:font-name-complex="Times New Roman1" style:language-complex="ar" style:country-complex="SA"/>
    </style:style>
    <style:style style:name="T98" style:family="text">
      <style:text-properties style:use-window-font-color="true" style:text-position="0% 100%" fo:letter-spacing="-0.0063in" fo:language="uk" fo:country="UA" officeooo:rsid="0015a3a6" style:font-name-asian="Symbol1" style:font-name-complex="Times New Roman" style:language-complex="ar" style:country-complex="SA"/>
    </style:style>
    <style:style style:name="T99" style:family="text">
      <style:text-properties style:use-window-font-color="true" style:text-position="0% 100%" fo:letter-spacing="-0.0063in" fo:language="uk" fo:country="UA" officeooo:rsid="0069a763" style:font-name-asian="Symbol1" style:font-name-complex="Times New Roman" style:language-complex="ar" style:country-complex="SA"/>
    </style:style>
    <style:style style:name="T100" style:family="text">
      <style:text-properties style:use-window-font-color="true" style:text-position="0% 100%" fo:letter-spacing="-0.0063in" fo:language="uk" fo:country="UA" officeooo:rsid="000d878e" style:font-name-asian="Symbol1" style:font-name-complex="Times New Roman" style:language-complex="ar" style:country-complex="SA"/>
    </style:style>
    <style:style style:name="T101" style:family="text">
      <style:text-properties style:use-window-font-color="tru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102" style:family="text">
      <style:text-properties style:use-window-font-color="true" style:text-position="0% 100%" style:font-name="Times New Roman" fo:font-size="12pt" fo:language="uk" fo:country="UA" officeooo:rsid="00669e06" style:font-name-asian="Symbol1" style:font-size-asian="12pt" style:font-name-complex="Times New Roman" style:font-size-complex="12pt" style:language-complex="ar" style:country-complex="SA"/>
    </style:style>
    <style:style style:name="T103" style:family="text">
      <style:text-properties style:use-window-font-color="true" style:text-position="0% 100%" style:font-name="Times New Roman" fo:font-size="12pt" fo:language="uk" fo:country="UA" officeooo:rsid="006ebd77" style:font-name-asian="Symbol1" style:font-size-asian="12pt" style:font-name-complex="Times New Roman" style:font-size-complex="12pt" style:language-complex="ar" style:country-complex="SA"/>
    </style:style>
    <style:style style:name="T104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105" style:family="text">
      <style:text-properties style:use-window-font-color="true" style:text-position="-13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 style:font-style-complex="normal"/>
    </style:style>
    <style:style style:name="T106" style:family="text">
      <style:text-properties style:use-window-font-color="true" style:text-position="-13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107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08" style:family="text">
      <style:text-properties style:use-window-font-color="true" style:text-line-through-style="solid" style:text-line-through-type="single" style:text-position="0% 100%" fo:language="uk" fo:country="UA" officeooo:rsid="0015a3a6" style:font-name-asian="Symbol1" style:font-name-complex="Times New Roman" style:language-complex="ar" style:country-complex="SA"/>
    </style:style>
    <style:style style:name="T109" style:family="text">
      <style:text-properties style:use-window-font-color="true" style:text-line-through-style="solid" style:text-line-through-type="single" style:text-position="0% 100%" fo:language="uk" fo:country="UA" officeooo:rsid="001d2bcb" style:font-name-asian="Symbol1" style:font-name-complex="Times New Roman" style:language-complex="ar" style:country-complex="SA"/>
    </style:style>
    <style:style style:name="T110" style:family="text">
      <style:text-properties style:use-window-font-color="true" style:text-line-through-style="solid" style:text-line-through-type="single" style:text-position="0% 100%" fo:language="uk" fo:country="UA" officeooo:rsid="002931d8" style:font-name-asian="Symbol1" style:font-name-complex="Times New Roman" style:language-complex="ar" style:country-complex="SA"/>
    </style:style>
    <style:style style:name="T111" style:family="text">
      <style:text-properties style:use-window-font-color="true" style:text-line-through-style="solid" style:text-line-through-type="single" style:text-position="0% 100%" fo:language="uk" fo:country="UA" officeooo:rsid="00296ff8" style:font-name-asian="Symbol1" style:font-name-complex="Times New Roman" style:language-complex="ar" style:country-complex="SA"/>
    </style:style>
    <style:style style:name="T112" style:family="text">
      <style:text-properties style:use-window-font-color="true" style:text-line-through-style="solid" style:text-line-through-type="single" style:text-position="0% 100%" fo:language="uk" fo:country="UA" officeooo:rsid="003452c6" style:font-name-asian="Symbol1" style:font-name-complex="Times New Roman" style:language-complex="ar" style:country-complex="SA"/>
    </style:style>
    <style:style style:name="T113" style:family="text">
      <style:text-properties style:use-window-font-color="true" style:text-line-through-style="solid" style:text-line-through-type="single" style:text-position="0% 100%" fo:language="uk" fo:country="UA" officeooo:rsid="00352ed0" style:font-name-asian="Symbol1" style:font-name-complex="Times New Roman" style:language-complex="ar" style:country-complex="SA"/>
    </style:style>
    <style:style style:name="T114" style:family="text">
      <style:text-properties style:use-window-font-color="true" style:text-line-through-style="solid" style:text-line-through-type="single" style:text-position="0% 100%" fo:language="uk" fo:country="UA" officeooo:rsid="0021d14b" style:font-name-asian="Symbol1" style:font-name-complex="Times New Roman" style:language-complex="ar" style:country-complex="SA"/>
    </style:style>
    <style:style style:name="T115" style:family="text">
      <style:text-properties style:use-window-font-color="true" style:text-line-through-style="solid" style:text-line-through-type="single" style:text-position="0% 100%" fo:language="uk" fo:country="UA" officeooo:rsid="006d46b0" style:font-name-asian="Symbol1" style:font-name-complex="Times New Roman" style:language-complex="ar" style:country-complex="SA"/>
    </style:style>
    <style:style style:name="T116" style:family="text">
      <style:text-properties style:use-window-font-color="true" style:text-line-through-style="solid" style:text-line-through-type="single" style:text-position="super 58%" fo:language="uk" fo:country="UA" officeooo:rsid="0015a3a6" style:font-name-asian="Symbol1" style:font-name-complex="Times New Roman" style:language-complex="ar" style:country-complex="SA"/>
    </style:style>
    <style:style style:name="T117" style:family="text">
      <style:text-properties style:use-window-font-color="true" style:text-line-through-style="solid" style:text-line-through-type="single" style:text-position="super 58%" fo:language="uk" fo:country="UA" officeooo:rsid="001d2bcb" style:font-name-asian="Symbol1" style:font-name-complex="Times New Roman" style:language-complex="ar" style:country-complex="SA"/>
    </style:style>
    <style:style style:name="T118" style:family="text">
      <style:text-properties style:use-window-font-color="true" style:text-line-through-style="solid" style:text-line-through-type="single" style:text-position="super 58%" fo:language="uk" fo:country="UA" officeooo:rsid="00296ff8" style:font-name-asian="Symbol1" style:font-name-complex="Times New Roman" style:language-complex="ar" style:country-complex="SA"/>
    </style:style>
    <style:style style:name="T119" style:family="text">
      <style:text-properties style:use-window-font-color="true" style:text-line-through-style="solid" style:text-line-through-type="single" style:text-position="super 58%" fo:language="uk" fo:country="UA" officeooo:rsid="0020cad1" style:font-name-asian="Symbol1" style:font-name-complex="Times New Roman" style:language-complex="ar" style:country-complex="SA"/>
    </style:style>
    <style:style style:name="T120" style:family="text">
      <style:text-properties style:use-window-font-color="true" style:text-line-through-style="solid" style:text-line-through-type="single" style:text-position="super 58%" fo:language="uk" fo:country="UA" officeooo:rsid="0021d14b" style:font-name-asian="Symbol1" style:font-name-complex="Times New Roman" style:language-complex="ar" style:country-complex="SA"/>
    </style:style>
    <style:style style:name="T121" style:family="text">
      <style:text-properties style:use-window-font-color="true" style:font-name="Times New Roman" fo:language="uk" fo:country="UA" officeooo:rsid="00661d20" style:font-name-asian="Calibri" style:font-name-complex="Times New Roman1" style:language-complex="ar" style:country-complex="SA"/>
    </style:style>
    <style:style style:name="T122" style:family="text">
      <style:text-properties style:use-window-font-color="true" style:text-underline-style="none" officeooo:rsid="0015a3a6" style:font-name-asian="Symbol1" style:font-name-complex="Times New Roman" style:language-complex="ar" style:country-complex="SA"/>
    </style:style>
    <style:style style:name="T123" style:family="text">
      <style:text-properties style:use-window-font-color="true" style:text-underline-style="none" officeooo:rsid="00669e06" style:font-name-asian="Symbol1" style:font-name-complex="Times New Roman" style:language-complex="ar" style:country-complex="SA"/>
    </style:style>
    <style:style style:name="T124" style:family="text">
      <style:text-properties style:use-window-font-color="true" style:text-underline-style="none" officeooo:rsid="00563c6c" style:font-name-asian="Symbol1" style:font-name-complex="Times New Roman" style:language-complex="ar" style:country-complex="SA"/>
    </style:style>
    <style:style style:name="T125" style:family="text">
      <style:text-properties fo:font-variant="normal" fo:text-transform="none" fo:color="#000000" fo:letter-spacing="normal" fo:font-style="normal" fo:font-weight="normal" officeooo:rsid="004fbc61" style:font-style-asian="italic"/>
    </style:style>
    <style:style style:name="T126" style:family="text">
      <style:text-properties fo:font-variant="normal" fo:text-transform="none" fo:color="#000000" fo:letter-spacing="normal" fo:font-style="normal" fo:font-weight="normal" officeooo:rsid="00493da9" style:font-style-asian="italic"/>
    </style:style>
    <style:style style:name="T127" style:family="text">
      <style:text-properties fo:font-variant="normal" fo:text-transform="none" fo:color="#000000" fo:letter-spacing="normal" fo:font-style="normal" fo:font-weight="normal" officeooo:rsid="00502aa8" style:font-style-asian="italic"/>
    </style:style>
    <style:style style:name="T128" style:family="text">
      <style:text-properties fo:font-variant="normal" fo:text-transform="none" fo:color="#000000" fo:letter-spacing="normal" fo:font-style="normal" fo:font-weight="normal" officeooo:rsid="00121e03" style:font-style-asian="italic"/>
    </style:style>
    <style:style style:name="T129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/>
    </style:style>
    <style:style style:name="T130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/>
    </style:style>
    <style:style style:name="T131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/>
    </style:style>
    <style:style style:name="T13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ba94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31d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ed947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f8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1cbd3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4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5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6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7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8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9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50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5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52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153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154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155" style:family="text">
      <style:text-properties officeooo:rsid="00366652"/>
    </style:style>
    <style:style style:name="T156" style:family="text">
      <style:text-properties officeooo:rsid="002086bd" style:font-name-complex="Times New Roman1"/>
    </style:style>
    <style:style style:name="T157" style:family="text">
      <style:text-properties officeooo:rsid="0069a763" style:font-name-complex="Times New Roman1"/>
    </style:style>
    <style:style style:name="T158" style:family="text">
      <style:text-properties officeooo:rsid="0022176e" style:font-name-complex="Times New Roman1"/>
    </style:style>
    <style:style style:name="T159" style:family="text">
      <style:text-properties officeooo:rsid="00239ad5" style:font-name-complex="Times New Roman1"/>
    </style:style>
    <style:style style:name="T160" style:family="text">
      <style:text-properties officeooo:rsid="006ecc8d" style:font-name-complex="Times New Roman1"/>
    </style:style>
    <style:style style:name="T161" style:family="text">
      <style:text-properties officeooo:rsid="006ebd77" style:font-name-complex="Times New Roman1"/>
    </style:style>
    <style:style style:name="T162" style:family="text">
      <style:text-properties officeooo:rsid="006677f0" style:font-name-complex="Times New Roman1"/>
    </style:style>
    <style:style style:name="T163" style:family="text">
      <style:text-properties officeooo:rsid="00669e06" style:font-name-complex="Times New Roman1"/>
    </style:style>
    <style:style style:name="T164" style:family="text">
      <style:text-properties style:font-name="Times New Roman" fo:language="uk" fo:country="UA" officeooo:rsid="0022176e" style:font-name-complex="Times New Roman1"/>
    </style:style>
    <style:style style:name="T165" style:family="text">
      <style:text-properties style:font-name="Times New Roman" fo:language="uk" fo:country="UA" officeooo:rsid="0069a763" style:font-name-complex="Times New Roman1"/>
    </style:style>
    <style:style style:name="T166" style:family="text">
      <style:text-properties style:text-line-through-style="solid" style:text-line-through-type="single"/>
    </style:style>
    <style:style style:name="T167" style:family="text">
      <style:text-properties officeooo:rsid="00669e06"/>
    </style:style>
    <style:style style:name="T168" style:family="text">
      <style:text-properties officeooo:rsid="0066ffff"/>
    </style:style>
    <style:style style:name="T169" style:family="text">
      <style:text-properties officeooo:rsid="006d46b0"/>
    </style:style>
    <style:style style:name="T170" style:family="text">
      <style:text-properties style:text-line-through-style="none" style:text-line-through-type="none" style:text-underline-style="none"/>
    </style:style>
    <style:style style:name="T171" style:family="text">
      <style:text-properties style:text-line-through-style="none" style:text-line-through-type="none" style:text-underline-style="none" officeooo:rsid="006d46b0"/>
    </style:style>
    <style:style style:name="T172" style:family="text">
      <style:text-properties officeooo:rsid="001c33b4"/>
    </style:style>
    <style:style style:name="T173" style:family="text">
      <style:text-properties officeooo:rsid="006e4674"/>
    </style:style>
    <style:style style:name="T174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Варіант №<text:span text:style-name="T173">25.</text:span></text:p>
      <text:p text:style-name="P62"/>
      <text:list xml:id="list1379107" text:style-name="L1">
        <text:list-item>
          <text:p text:style-name="P48"><text:span text:style-name="T75"><text:s/></text:span><text:span text:style-name="T33">У групі </text:span><text:span text:style-name="T40">3</text:span><text:span text:style-name="T41">3</text:span><text:span text:style-name="T33"> студентів. Із них 1</text:span><text:span text:style-name="T41">7</text:span><text:span text:style-name="T33"> відвідують семінар А , 1</text:span><text:span text:style-name="T41">3</text:span><text:span text:style-name="T33"> – семінар Б , а </text:span><text:span text:style-name="T41">8</text:span><text:span text:style-name="T33"> студентів не відвідують жодного семінару.</text:span></text:p>
          <text:p text:style-name="P14"><text:s text:c="11"/>(а) Скільки студентів відвідують лише семінар А?</text:p>
          <text:p text:style-name="P14"><text:s text:c="11"/>(б) Скільки студентів відвідують семінари А та Б?</text:p>
          <text:p text:style-name="P14"/>
        </text:list-item>
        <text:list-item>
          <text:p text:style-name="P29"><text:span text:style-name="T44">Обстеження читацьких смаків студентів показало, що 6</text:span><text:span text:style-name="T53">0</text:span><text:span text:style-name="T44">% студентів читають журнал А , </text:span><text:span text:style-name="T46">50</text:span><text:span text:style-name="T44">% – журнал Б , </text:span><text:span text:style-name="T47">4</text:span><text:span text:style-name="T44">5% – журнал В , 3</text:span><text:span text:style-name="T48">5</text:span><text:span text:style-name="T44">% – журнали А та Б , </text:span><text:span text:style-name="T49">2</text:span><text:span text:style-name="T53">5</text:span><text:span text:style-name="T44">% – журнали Б і В , </text:span><text:span text:style-name="T46">35</text:span><text:span text:style-name="T44">% – журнали А та В , </text:span><text:span text:style-name="T46">10</text:span><text:span text:style-name="T44">% – журнали А, Б і В . Скільки відсотків студентів:</text:span></text:p>
          <text:p text:style-name="P29"><text:span text:style-name="T44"><text:s text:c="11"/>(а) читають </text:span><text:span text:style-name="T50">рівно</text:span><text:span text:style-name="T44"> два журнали;</text:span></text:p>
          <text:p text:style-name="P14"><text:s text:c="11"/>(б) не читають жодного з журналів;</text:p>
          <text:p text:style-name="P14"><text:s text:c="11"/>(в) читають принаймні один журнал;</text:p>
          <text:p text:style-name="P14"><text:s text:c="11"/>(г) читають не менше двох журналів?</text:p>
          <text:p text:style-name="P14"/>
        </text:list-item>
        <text:list-item>
          <text:p text:style-name="P33"><text:span text:style-name="T75">Знайти кількість простих чисел, що не перевищують 1</text:span><text:span text:style-name="T94">9</text:span><text:span text:style-name="T75">0.</text:span></text:p>
          <text:p text:style-name="P14"/>
        </text:list-item>
        <text:list-item>
          <text:p text:style-name="P29"><text:span text:style-name="T44">Скількома способами можна розмістити на шахівниці розміром m×n </text:span><text:span text:style-name="T53">8</text:span><text:span text:style-name="T44"> різнокольоров</text:span><text:span text:style-name="T46">их</text:span><text:span text:style-name="T44"> тури так, щоб вони не били одна одну?</text:span></text:p>
          <text:p text:style-name="P14"/>
        </text:list-item>
        <text:list-item>
          <text:p text:style-name="P14">Скількома способами в множині A з <text:span text:style-name="T168">s</text:span> елементів можна вибрати дві підмножини, що не перетинаються?</text:p>
          <text:p text:style-name="P14"/>
        </text:list-item>
        <text:list-item>
          <text:p text:style-name="P35"><text:span text:style-name="T55">На одній прямій дано </text:span><text:span text:style-name="T56">r</text:span><text:span text:style-name="T55"> точок, а на іншій, паралельній першій, – </text:span><text:span text:style-name="T56">k</text:span><text:span text:style-name="T55"> точок. Скільки існує трикутників, вершинами яких є ці точки?</text:span></text:p>
          <text:p text:style-name="P10"/>
        </text:list-item>
        <text:list-item>
          <text:p text:style-name="P14">Визначити, скількома способами можна вибрати з натуральних чисел від 1 до 100 три натуральні числа так, щоб їх сума була непарною.</text:p>
          <text:p text:style-name="P14"/>
        </text:list-item>
        <text:list-item>
          <text:p text:style-name="P35"><text:span text:style-name="T55">Скільки є перестановок цифр 0, 1, 2, …, 9, у яких цифра </text:span><text:span text:style-name="T57">3</text:span><text:span text:style-name="T55"> займає </text:span><text:span text:style-name="T57">третє</text:span><text:span text:style-name="T55"> місце, а цифра </text:span><text:span text:style-name="T58">4</text:span><text:span text:style-name="T55"> – </text:span><text:span text:style-name="T58">четверте</text:span><text:span text:style-name="T55">?</text:span></text:p>
          <text:p text:style-name="P10"/>
        </text:list-item>
        <text:list-item>
          <text:p text:style-name="P14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4"/>
        </text:list-item>
        <text:list-item>
          <text:p text:style-name="P29"><text:span text:style-name="T44">Скількома способами з </text:span><text:span text:style-name="T45">1</text:span><text:span text:style-name="T53">2</text:span><text:span text:style-name="T44"> інженерів і 1</text:span><text:span text:style-name="T53">7</text:span><text:span text:style-name="T44"> робітників можна створити бригаду, яка складалася б із </text:span><text:span text:style-name="T53">3</text:span><text:span text:style-name="T44"> інженерів і </text:span><text:span text:style-name="T53">7</text:span><text:span text:style-name="T44"> робітників?</text:span></text:p>
          <text:p text:style-name="P14"/>
        </text:list-item>
        <text:list-item>
          <text:p text:style-name="P29"><text:span text:style-name="T44">Скількома способами можна вибрати з </text:span><text:span text:style-name="T53">t</text:span><text:span text:style-name="T44"> чоловік групу людей для роботи, якщо група має складатися не менше ніж із </text:span><text:span text:style-name="T53">r</text:span><text:span text:style-name="T44"> чоловік?</text:span></text:p>
          <text:p text:style-name="P14"/>
        </text:list-item>
        <text:list-item>
          <text:p text:style-name="P33"><text:span text:style-name="T75">Скількома способами можна переставити літери слова </text:span><text:span text:style-name="T74">кавоварка</text:span><text:span text:style-name="T75"> так, щоб голосні та приголосні чергувалися? </text:span></text:p>
          <text:p text:style-name="P10"/>
        </text:list-item>
        <text:list-item>
          <text:p text:style-name="P34"><text:span text:style-name="T33">Визначити, скількома способами можна переставити літери слова </text:span><text:span text:style-name="T43">монолог</text:span><text:span text:style-name="T33"> так, щоб приголосні йшли за абеткою.</text:span></text:p>
          <text:p text:style-name="P10"/>
        </text:list-item>
        <text:list-item>
          <text:p text:style-name="P14">У скількох перестановках літер a, a, a, a, b, b, b, c, c не зустрічається жодне з підслів aaaa, bbb, cc?</text:p>
          <text:p text:style-name="P14"/>
        </text:list-item>
        <text:list-item>
          <text:p text:style-name="P14">У скількох перестановках літер a, a, b, b, c, c жодна літера не збігається з літерою, що стоїть на такому самому місці у слові aabbcc?</text:p>
          <text:p text:style-name="P14"><text:soft-page-break/></text:p>
        </text:list-item>
        <text:list-item>
          <text:p text:style-name="P33"><text:span text:style-name="T75">Знайти n, коли відомо, що у розкладанні (1 + x)</text:span><text:span text:style-name="T14">n</text:span><text:span text:style-name="T75"> коефіцієнти при x</text:span><text:span text:style-name="T14">4</text:span><text:span text:style-name="T75"> та x</text:span><text:span text:style-name="T14">10</text:span><text:span text:style-name="T75"> однакові.</text:span></text:p>
          <text:p text:style-name="P14"/>
        </text:list-item>
        <text:list-item>
          <text:p text:style-name="P33"><text:span text:style-name="T75">Розв'язати рівняння відносно натурального k </text:span><text:span text:style-name="T83">(можна скористатись означенням числа комбінацій через факторіал)</text:span><text:span text:style-name="T75">: </text:span></text:p>
          <text:p text:style-name="P14">C(k, 3) + C(k, 4) = 11C(k + 1, 2).</text:p>
          <text:p text:style-name="P14"/>
        </text:list-item>
        <text:list-item>
          <text:p text:style-name="P34"><text:span text:style-name="T151">Довести, що</text:span></text:p>
          <text:p text:style-name="P55"><text:span text:style-name="T152">C</text:span><text:span text:style-name="T153">(n+k+1, m) = </text:span><text:span text:style-name="T152">C</text:span><text:span text:style-name="T154">(</text:span><text:span text:style-name="T152">n, </text:span><text:span text:style-name="T153">m</text:span><text:span text:style-name="T154">)</text:span><text:span text:style-name="T152">C</text:span><text:span text:style-name="T154">(</text:span><text:span text:style-name="T153">k</text:span><text:span text:style-name="T152">, </text:span><text:span text:style-name="T153">0</text:span><text:span text:style-name="T154">)</text:span><text:span text:style-name="T152"> + C</text:span><text:span text:style-name="T154">(</text:span><text:span text:style-name="T152">n-</text:span><text:span text:style-name="T153">1</text:span><text:span text:style-name="T152">, </text:span><text:span text:style-name="T153">m-1</text:span><text:span text:style-name="T154">)</text:span><text:span text:style-name="T152">C</text:span><text:span text:style-name="T154">(</text:span><text:span text:style-name="T153">k+1</text:span><text:span text:style-name="T152">, </text:span><text:span text:style-name="T153">1</text:span><text:span text:style-name="T154">)</text:span><text:span text:style-name="T152"> + ... + C</text:span><text:span text:style-name="T154">(</text:span><text:span text:style-name="T152">n-</text:span><text:span text:style-name="T153">m</text:span><text:span text:style-name="T152">, </text:span><text:span text:style-name="T153">0</text:span><text:span text:style-name="T154">)</text:span><text:span text:style-name="T152">C</text:span><text:span text:style-name="T154">(</text:span><text:span text:style-name="T153">k+m</text:span><text:span text:style-name="T152">, </text:span><text:span text:style-name="T153">m</text:span><text:span text:style-name="T154">).</text:span></text:p>
          <text:p text:style-name="P59"/>
        </text:list-item>
        <text:list-item>
          <text:p text:style-name="P33"><text:span text:style-name="T75">Обчислити </text:span><text:span text:style-name="T86">суму</text:span><text:span text:style-name="T75">:</text:span></text:p>
          <text:p text:style-name="P33"><text:span text:style-name="T75">C</text:span><text:span text:style-name="T85">(</text:span><text:span text:style-name="T75">n, </text:span><text:span text:style-name="T86">0</text:span><text:span text:style-name="T85">)</text:span><text:span text:style-name="T16">2 <text:s/></text:span><text:span text:style-name="T87">-</text:span><text:span text:style-name="T75"> C</text:span><text:span text:style-name="T85">(</text:span><text:span text:style-name="T75">n, </text:span><text:span text:style-name="T86">1</text:span><text:span text:style-name="T85">)</text:span><text:span text:style-name="T16">2 </text:span><text:span text:style-name="T75">+ C</text:span><text:span text:style-name="T85">(</text:span><text:span text:style-name="T75">n, </text:span><text:span text:style-name="T86">2</text:span><text:span text:style-name="T85">)</text:span><text:span text:style-name="T16">2 </text:span><text:span text:style-name="T75">+ ... + </text:span><text:span text:style-name="T95">(-1)</text:span><text:span text:style-name="T21">n</text:span><text:span text:style-name="T75">C</text:span><text:span text:style-name="T85">(</text:span><text:span text:style-name="T75">n, </text:span><text:span text:style-name="T87">n</text:span><text:span text:style-name="T85">)</text:span><text:span text:style-name="T16">2</text:span><text:span text:style-name="T87">.</text:span></text:p>
          <text:p text:style-name="P18"/>
        </text:list-item>
        <text:list-item>
          <text:p text:style-name="P18">Користуючись поліномною теоремою, обчислити </text:p>
          <text:p text:style-name="P33"><text:span text:style-name="T84">(x + 2y + 4z)</text:span><text:span text:style-name="T15">3</text:span><text:span text:style-name="T84">.</text:span></text:p>
          <text:p text:style-name="P18"/>
        </text:list-item>
        <text:list-item>
          <text:p text:style-name="P27"><text:span text:style-name="T35">Знайти коефіцієнт при x</text:span><text:span text:style-name="T60">k</text:span><text:span text:style-name="T35"> у розкладі полінома:</text:span></text:p>
          <text:p text:style-name="P33"><text:span text:style-name="T84">(1 - x</text:span><text:span text:style-name="T17">2</text:span><text:span text:style-name="T84"> - x</text:span><text:span text:style-name="T17">3</text:span><text:span text:style-name="T84">)</text:span><text:span text:style-name="T17">7</text:span><text:span text:style-name="T84">, k = 11;</text:span></text:p>
          <text:p text:style-name="P18"/>
        </text:list-item>
        <text:list-item>
          <text:p text:style-name="P29"><text:span text:style-name="T51">Скількома способами можна вибрати </text:span><text:span text:style-name="T52">7</text:span><text:span text:style-name="T51"> тістечок у кондитерській, де є </text:span><text:span text:style-name="T45">1</text:span><text:span text:style-name="T53">3</text:span><text:span text:style-name="T51"> різних сортів тістечок за умови, що серед кожних </text:span><text:span text:style-name="T52">7</text:span><text:span text:style-name="T51"> обраних буде щонайменше </text:span><text:span text:style-name="T53">3</text:span><text:span text:style-name="T51"> тістечка певного фіксованого сорту?</text:span></text:p>
          <text:p text:style-name="P14"/>
        </text:list-item>
        <text:list-item>
          <text:p text:style-name="P27"><text:span text:style-name="T36">Пустелею рухається караван з </text:span><text:span text:style-name="T37">1</text:span><text:span text:style-name="T38">5</text:span><text:span text:style-name="T36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19"/>
        </text:list-item>
        <text:list-item>
          <text:p text:style-name="P19">Застосувати техніку твірних функцій для знаходження суми чисел </text:p>
          <text:p text:style-name="P33"><text:span text:style-name="T87">1</text:span><text:span text:style-name="T19">5</text:span><text:span text:style-name="T87"> +2</text:span><text:span text:style-name="T19">5</text:span><text:span text:style-name="T87"> +…+n</text:span><text:span text:style-name="T19">5</text:span><text:span text:style-name="T87">.</text:span></text:p>
          <text:p text:style-name="P19"/>
        </text:list-item>
        <text:list-item>
          <text:p text:style-name="P33"><text:span text:style-name="T87">Довести, що послідовність з загальним членом a</text:span><text:span text:style-name="T5">n</text:span><text:span text:style-name="T87"> =n</text:span><text:span text:style-name="T16">k</text:span><text:span text:style-name="T87"> задовольняє співвідношенню</text:span></text:p>
          <text:p text:style-name="P33"><text:span text:style-name="T87">a</text:span><text:span text:style-name="T5">n+k</text:span><text:span text:style-name="T87"> − C</text:span><text:span text:style-name="T91">(</text:span><text:span text:style-name="T87">k, 1</text:span><text:span text:style-name="T91">)</text:span><text:span text:style-name="T87">a</text:span><text:span text:style-name="T5">n+k−1</text:span><text:span text:style-name="T87"> + C</text:span><text:span text:style-name="T91">(</text:span><text:span text:style-name="T87">k, 2</text:span><text:span text:style-name="T91">)</text:span><text:span text:style-name="T87">a</text:span><text:span text:style-name="T5">n+k−2</text:span><text:span text:style-name="T87"> − ... + (−1)</text:span><text:span text:style-name="T16">k</text:span><text:span text:style-name="T87">C</text:span><text:span text:style-name="T91">(</text:span><text:span text:style-name="T87">k, k</text:span><text:span text:style-name="T91">)</text:span><text:span text:style-name="T87">a</text:span><text:span text:style-name="T5">n</text:span><text:span text:style-name="T87"> = 0.</text:span></text:p>
          <text:p text:style-name="P12"/>
        </text:list-item>
        <text:list-item>
          <text:p text:style-name="P53"><text:span text:style-name="T96">Визначити кількість розв’язків нерівності </text:span><text:span text:style-name="T104">x</text:span><text:span text:style-name="T6">1 </text:span><text:span text:style-name="T96">+ </text:span><text:span text:style-name="T104">x</text:span><text:span text:style-name="T6">2 </text:span><text:span text:style-name="T96">+ </text:span><text:span text:style-name="T104">x</text:span><text:span text:style-name="T6">3</text:span><text:span text:style-name="T96"> + </text:span><text:span text:style-name="T104">x</text:span><text:span text:style-name="T7">4</text:span><text:span text:style-name="T6"> </text:span><text:span text:style-name="T96">≤ 1</text:span><text:span text:style-name="T97">8</text:span><text:span text:style-name="T96"> у цілих невід’ємних числах.</text:span></text:p>
          <text:p text:style-name="P54"/>
        </text:list-item>
        <text:list-item>
          <text:p text:style-name="P47"><text:span text:style-name="T42">Знайти член розкладу (</text:span><text:span text:style-name="T59">x</text:span><text:span text:style-name="T62">2</text:span><text:span text:style-name="T42"> + </text:span><text:span text:style-name="T59">x</text:span><text:span text:style-name="T62">–3</text:span><text:span text:style-name="T42">)</text:span><text:span text:style-name="T62">25</text:span><text:span text:style-name="T42">, який не містить </text:span><text:span text:style-name="T59">x</text:span><text:span text:style-name="T42">.</text:span></text:p>
          <text:p text:style-name="P56"/>
        </text:list-item>
        <text:list-item>
          <text:p text:style-name="P6">Знайти розв’язок рекурентного співвідношення: </text:p>
          <text:p text:style-name="P43"><text:span text:style-name="T22">a</text:span><text:span text:style-name="T1">n+2</text:span><text:span text:style-name="T107"> </text:span><text:span text:style-name="T22">= 6·a</text:span><text:span text:style-name="T1">n+1</text:span><text:span text:style-name="T107"> </text:span><text:span text:style-name="T22">– 5·a</text:span><text:span text:style-name="T1">n</text:span><text:span text:style-name="T107"> </text:span><text:span text:style-name="T22">+ 8, a</text:span><text:span text:style-name="T1">0</text:span><text:span text:style-name="T107"> </text:span><text:span text:style-name="T22">= –4, a</text:span><text:span text:style-name="T1">1</text:span><text:span text:style-name="T107"> </text:span><text:span text:style-name="T22">= –34.</text:span></text:p>
          <text:p text:style-name="P7"/>
        </text:list-item>
        <text:list-item>
          <text:p text:style-name="P8">Методом твірних функцій знайти розв’язок рекурентного співвідношення: </text:p>
          <text:p text:style-name="P43"><text:span text:style-name="T22">a</text:span><text:span text:style-name="T1">n</text:span><text:span text:style-name="T107"> </text:span><text:span text:style-name="T22">= </text:span><text:span text:style-name="T23">6</text:span><text:span text:style-name="T22">·a</text:span><text:span text:style-name="T1">n-1</text:span><text:span text:style-name="T107"> </text:span><text:span text:style-name="T22">– </text:span><text:span text:style-name="T23">9</text:span><text:span text:style-name="T22">·a</text:span><text:span text:style-name="T1">n-</text:span><text:span text:style-name="T2">2</text:span><text:span text:style-name="T22"> </text:span><text:span text:style-name="T23">+ </text:span><text:span text:style-name="T24">n</text:span><text:span text:style-name="T23">,</text:span><text:span text:style-name="T22"> </text:span><text:span text:style-name="T25">при </text:span><text:span text:style-name="T22">n</text:span><text:span text:style-name="T25">&gt;1, </text:span><text:span text:style-name="T22">a</text:span><text:span text:style-name="T1">0</text:span><text:span text:style-name="T107"> </text:span><text:span text:style-name="T22">= </text:span><text:span text:style-name="T23">1</text:span><text:span text:style-name="T22">, a</text:span><text:span text:style-name="T1">1</text:span><text:span text:style-name="T107"> </text:span><text:span text:style-name="T22">= </text:span><text:span text:style-name="T23">8</text:span><text:span text:style-name="T22">.</text:span></text:p>
          <text:p text:style-name="P43"><text:span text:style-name="T22"/></text:p>
        </text:list-item>
        <text:list-item>
          <text:p text:style-name="P44">Виберіть правильну рівність:</text:p>
          <text:p text:style-name="P52"><text:span text:style-name="T125">А</text:span><text:span text:style-name="T126">) </text:span><text:span text:style-name="T127">А</text:span><text:span text:style-name="T129">5</text:span><text:span text:style-name="T130">2</text:span><text:span text:style-name="T128"> </text:span><text:span text:style-name="T127">= А</text:span><text:span text:style-name="T129">5</text:span><text:span text:style-name="T130">3</text:span><text:span text:style-name="T128">; </text:span><text:span text:style-name="T125">Б</text:span><text:span text:style-name="T128">) </text:span><text:span text:style-name="T127">С</text:span><text:span text:style-name="T129">6</text:span><text:span text:style-name="T130">1</text:span><text:span text:style-name="T128"> </text:span><text:span text:style-name="T127">= С</text:span><text:span text:style-name="T129">6</text:span><text:span text:style-name="T130">6</text:span><text:span text:style-name="T128">; </text:span><text:span text:style-name="T125">В</text:span><text:span text:style-name="T128">) </text:span><text:span text:style-name="T127">А</text:span><text:span text:style-name="T129">5</text:span><text:span text:style-name="T130">0</text:span><text:span text:style-name="T128"> </text:span><text:span text:style-name="T127">= А</text:span><text:span text:style-name="T129">5</text:span><text:span text:style-name="T130">5</text:span><text:span text:style-name="T128">; </text:span><text:span text:style-name="T125">Г</text:span><text:span text:style-name="T128">) </text:span><text:span text:style-name="T127">С</text:span><text:span text:style-name="T129">6</text:span><text:span text:style-name="T130">0</text:span><text:span text:style-name="T128"> </text:span><text:span text:style-name="T127">= С</text:span><text:span text:style-name="T129">6</text:span><text:span text:style-name="T130">6</text:span><text:span text:style-name="T128">; </text:span><text:span text:style-name="T125">Д</text:span><text:span text:style-name="T128">) </text:span><text:span text:style-name="T127">А</text:span><text:span text:style-name="T129">5</text:span><text:span text:style-name="T130">1</text:span><text:span text:style-name="T128"> </text:span><text:span text:style-name="T127">= А</text:span><text:span text:style-name="T129">5</text:span><text:span text:style-name="T131">5</text:span><text:span text:style-name="T128">; </text:span><text:span text:style-name="T125">Е</text:span><text:span text:style-name="T128">) </text:span><text:span text:style-name="T127">С</text:span><text:span text:style-name="T129">6</text:span><text:span text:style-name="T130">1</text:span><text:span text:style-name="T128"> </text:span><text:span text:style-name="T127">= С</text:span><text:span text:style-name="T129">6</text:span><text:span text:style-name="T130">5</text:span><text:span text:style-name="T128">; </text:span></text:p>
          <text:p text:style-name="P64"/>
        </text:list-item>
        <text:list-item>
          <text:p text:style-name="P46"><text:span text:style-name="T33">Нехай A – скінченна множина, a – елемент, а B – підмножина множини A. Яких підмножин множини A більше: тих, що включають множину B, чи тих, що не включають множину B?</text:span></text:p>
          <text:p text:style-name="P58"/>
        </text:list-item>
        <text:list-item>
          <text:p text:style-name="P46"><text:span text:style-name="T98">Скільки діагоналей має опуклий </text:span><text:span text:style-name="T99">p</text:span><text:span text:style-name="T98">-кутник? Скільки </text:span><text:span text:style-name="T100">існує </text:span><text:span text:style-name="T98">точок перетину </text:span><text:span text:style-name="T100">таких</text:span><text:span text:style-name="T98"> </text:span><text:span text:style-name="T100">діагоналей</text:span><text:span text:style-name="T98">, якщо ніякі 3 діагоналі не перетинаються в одній точці?</text:span></text:p>
          <text:p text:style-name="P2"/>
        </text:list-item>
        <text:list-item>
          <text:p text:style-name="P21"><text:soft-page-break/><text:span text:style-name="T64">У ліфт </text:span><text:span text:style-name="T65">1</text:span><text:span text:style-name="T73">7</text:span><text:span text:style-name="T64">-поверхового будинку на першому поверсі зайшло </text:span><text:span text:style-name="T73">9</text:span><text:span text:style-name="T64"> чоловік. Скількома способами вони можуть вийти з ліфта?</text:span></text:p>
          <text:p text:style-name="P2"/>
        </text:list-item>
        <text:list-item>
          <text:p text:style-name="P21"><text:span text:style-name="T64">На полиці </text:span><text:span text:style-name="T73">h</text:span><text:span text:style-name="T64"> книг. Скільки існує способів обрати </text:span><text:span text:style-name="T73">g</text:span><text:span text:style-name="T67"> </text:span><text:span text:style-name="T64">книг, щоб ніякі дві книги не брати поруч?</text:span></text:p>
          <text:p text:style-name="P2"/>
        </text:list-item>
        <text:list-item>
          <text:p text:style-name="P21"><text:span text:style-name="T156">За круглим столом короля Артура сидять </text:span><text:span text:style-name="T163">w</text:span><text:span text:style-name="T156"> лицарів. Кожен ворогує зі своїми сусідами. Потрібно обрати </text:span><text:span text:style-name="T163">h</text:span><text:span text:style-name="T156"> лицарів, щоб визволити принцесу. Скільки існує способів обрання лицарів, щоб серед обраних лицарів не було воро</text:span><text:span text:style-name="T158">г</text:span><text:span text:style-name="T156">ів?</text:span></text:p>
          <text:p text:style-name="P24"/>
        </text:list-item>
        <text:list-item>
          <text:p text:style-name="P30"><text:span text:style-name="T164">Ліфт, у якому знаходяться </text:span><text:span text:style-name="T121">9</text:span><text:span text:style-name="T164"> пасажирів, може зупинятись на 1</text:span><text:span text:style-name="T165">6</text:span><text:span text:style-name="T164"> поверхах. Пасажири виходять групами по двоє, троє і четверо чоловік. Скількома способами це може відбуватись?</text:span></text:p>
          <text:p text:style-name="P26"/>
        </text:list-item>
        <text:list-item>
          <text:p text:style-name="P21"><text:span text:style-name="T159">Скількома способами можна розставити </text:span><text:span text:style-name="T157">7</text:span><text:span text:style-name="T159"> томів зібрання творів І.Я. Франко так, щоб </text:span><text:span text:style-name="T160"><text:s/></text:span><text:span text:style-name="T162"><text:s/>шостий</text:span><text:span text:style-name="T161"> </text:span><text:span text:style-name="T163">і сьомий </text:span><text:span text:style-name="T159">томи не стояли поруч?</text:span></text:p>
          <text:p text:style-name="P5"/>
        </text:list-item>
        <text:list-item>
          <text:p text:style-name="P42"><text:span text:style-name="T122">Прапор складається з 1</text:span><text:span text:style-name="T123">7</text:span><text:span text:style-name="T122"> горизонтальних смуг </text:span><text:span text:style-name="T124">4 різних</text:span><text:span text:style-name="T122"> кольорів, причому довільні дві сусідні смуги повинні мати різні кольори. Скільк</text:span><text:span text:style-name="T124">и</text:span><text:span text:style-name="T122"> </text:span><text:span text:style-name="T124">існує різних прапорів з такими властивостями</text:span><text:span text:style-name="T122">?</text:span></text:p>
          <text:p text:style-name="P42"><text:span text:style-name="T122"/></text:p>
        </text:list-item>
        <text:list-item>
          <text:p text:style-name="P50"><text:span text:style-name="T68">В скрині </text:span><text:span text:style-name="T66">9</text:span><text:span text:style-name="T68"> чорних, 1</text:span><text:span text:style-name="T66">2</text:span><text:span text:style-name="T68"> білих, 1</text:span><text:span text:style-name="T73">4</text:span><text:span text:style-name="T68"> червоних, 1</text:span><text:span text:style-name="T66">7</text:span><text:span text:style-name="T68"> зелених куль. Яку найменшу кількість куль треба узяти, щоб серед них </text:span><text:span text:style-name="T70">(обов’язково) </text:span><text:span text:style-name="T68">було 1</text:span><text:span text:style-name="T73">1</text:span><text:span text:style-name="T68"> куль одного кольору?</text:span></text:p>
          <text:p text:style-name="P3"/>
        </text:list-item>
        <text:list-item>
          <text:p text:style-name="P22"><text:span text:style-name="T64">Скільки існує різних способів роздати </text:span><text:span text:style-name="T73">f</text:span><text:span text:style-name="T9">3</text:span><text:span text:style-name="T64"> троянд, </text:span><text:span text:style-name="T73">g</text:span><text:span text:style-name="T8">2</text:span><text:span text:style-name="T64"> гвоздик, </text:span><text:span text:style-name="T66">h</text:span><text:span text:style-name="T9">1</text:span><text:span text:style-name="T64"> волошок </text:span><text:span text:style-name="T71">r</text:span><text:span text:style-name="T64"> дівчатам?</text:span></text:p>
          <text:p text:style-name="P3"/>
        </text:list-item>
        <text:list-item>
          <text:p text:style-name="P32"><text:span text:style-name="T64">Компанiя, </text:span><text:span text:style-name="T72">що</text:span><text:span text:style-name="T64"> складається з 10 подружнiх пар, розбивається на 5 груп по 4 людини для прогулянки на човнах. </text:span>В скiлькох випадках даний чоловiк опиниться в одному човнi зі своєю дружиною. </text:p>
          <text:p text:style-name="P3"/>
        </text:list-item>
        <text:list-item>
          <text:p text:style-name="P3">Знайти суму 4-значних чисел, які можна отримати перестановкою цифр 1, 2, 3, 4.</text:p>
          <text:p text:style-name="P15"/>
        </text:list-item>
        <text:list-item>
          <text:p text:style-name="P15">Скільки існує n-значних десяткових чисел,</text:p>
          <text:p text:style-name="P15"><text:s text:c="11"/>(а) у яких сусідні цифри різні;</text:p>
          <text:p text:style-name="P15"><text:s text:c="11"/>(б) у запису яких є принаймні одна непарна цифра;</text:p>
          <text:p text:style-name="P15"><text:s text:c="11"/>(в) усі цифри яких непарні;</text:p>
          <text:p text:style-name="P15"><text:s text:c="11"/>(г) у запису яких обов'язково є цифра <text:span text:style-name="T167">8</text:span>?</text:p>
          <text:p text:style-name="P15"><text:s text:c="11"/>(д) у запису яких немає цифри <text:span text:style-name="T167">1</text:span>;</text:p>
          <text:p text:style-name="P15"><text:s text:c="11"/>(е) які починаються із двох однакових цифр;</text:p>
          <text:p text:style-name="P28"><text:span text:style-name="T33"><text:s text:c="11"/>(</text:span><text:span text:style-name="T34">є) </text:span><text:span text:style-name="T33">усі цифри яких </text:span><text:span text:style-name="T34">різні.</text:span></text:p>
          <text:p text:style-name="P17"/>
        </text:list-item>
        <text:list-item>
          <text:p text:style-name="P28"><text:span text:style-name="T75">Визначити, скільки різних натуральних дільників має число </text:span><text:span text:style-name="T76">q =</text:span><text:span text:style-name="T75"> </text:span><text:span text:style-name="T77">3</text:span><text:span text:style-name="T10">5</text:span><text:span text:style-name="T11">2</text:span><text:span text:style-name="T75"> ⋅ </text:span><text:span text:style-name="T93">5</text:span><text:span text:style-name="T20">1</text:span><text:span text:style-name="T10">3</text:span><text:span text:style-name="T12">2</text:span><text:span text:style-name="T75"> ⋅ </text:span><text:span text:style-name="T79">1</text:span><text:span text:style-name="T80">3</text:span><text:span text:style-name="T11">9</text:span><text:span text:style-name="T13">1</text:span><text:span text:style-name="T75">.</text:span></text:p>
          <text:p text:style-name="P3"/>
        </text:list-item>
        <text:list-item>
          <text:p text:style-name="P36"><text:span text:style-name="T101">Скiльки рiзних браслетiв можна скласти з </text:span><text:span text:style-name="T102">7</text:span><text:span text:style-name="T101"> однакових смарагдiв, </text:span><text:span text:style-name="T102">8</text:span><text:span text:style-name="T101"> однакових рубiнiв i </text:span><text:span text:style-name="T102">9</text:span><text:span text:style-name="T101"> однакових сапфирiв. До браслету входять всi </text:span><text:span text:style-name="T103">2</text:span><text:span text:style-name="T102">4</text:span><text:span text:style-name="T101"> каменiв.</text:span></text:p>
          <text:p text:style-name="P3"/>
        </text:list-item>
        <text:list-item>
          <text:p text:style-name="P28"><text:span text:style-name="T75">Нехай множина A містить </text:span><text:span text:style-name="T93">r</text:span><text:span text:style-name="T75"> елементів, а множина B – </text:span><text:span text:style-name="T93">s</text:span><text:span text:style-name="T75"> елементів. Визначити кількість: </text:span></text:p>
          <text:p text:style-name="P28"><text:span text:style-name="T75"><text:s text:c="12"/></text:span><text:span text:style-name="T81">(</text:span><text:span text:style-name="T75">а) відповідностей </text:span><text:span text:style-name="T81">(тобто довільних підмножин декартового добутку A × B)</text:span><text:span text:style-name="T75">; </text:span></text:p>
          <text:p text:style-name="P28"><text:span text:style-name="T75"><text:s text:c="7"/>(б) усюди визначених відповідностей </text:span><text:span text:style-name="T81">(у них повний образ C(a) довільного елемента a∈A непорожній)</text:span><text:span text:style-name="T75">; </text:span></text:p>
          <text:p text:style-name="P9"><text:span text:style-name="T174"><text:s text:c="12"/>(в) функціональних відповідностей між множинами A та B.</text:span></text:p>
          <text:p text:style-name="P9"><text:span text:style-name="T174"/></text:p>
        </text:list-item>
        <text:list-item>
          <text:p text:style-name="P49"><text:span text:style-name="T75">Нехай множина M містить </text:span><text:span text:style-name="T78">w</text:span><text:span text:style-name="T75"> елементів. Визначити кількість:</text:span></text:p>
          <text:p text:style-name="P28"><text:span text:style-name="T75"><text:s text:c="12"/>(а) відношень </text:span><text:span text:style-name="T82">(</text:span><text:span text:style-name="T81">тобто довільних підмножин декартового добутку </text:span><text:span text:style-name="T82">M</text:span><text:span text:style-name="T81"> × </text:span><text:span text:style-name="T82">M)</text:span><text:span text:style-name="T75">;</text:span></text:p>
          <text:p text:style-name="P9"><text:span text:style-name="T174"><text:s text:c="12"/></text:span><text:span text:style-name="T170">(</text:span><text:span text:style-name="T171">б</text:span><text:span text:style-name="T170">) антисиметричних відношень на множині 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Character_5f_20_5f_style" style:display-name="Character_20_style" style:family="text"/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20:13:04.212835010</dc:date>
    <meta:editing-cycles>52</meta:editing-cycles>
    <meta:editing-duration>PT16H32M35S</meta:editing-duration>
    <meta:generator>LibreOffice/6.4.7.2$Linux_X86_64 LibreOffice_project/40$Build-2</meta:generator>
    <meta:document-statistic meta:table-count="0" meta:image-count="0" meta:object-count="0" meta:page-count="3" meta:paragraph-count="76" meta:word-count="1099" meta:character-count="6655" meta:non-whitespace-character-count="5452"/>
  </office:meta>
</office:document-meta>
</file>